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 office:value-type="string">
            <text:p>2022-10-18_07-46-28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2-10-18_02-17-57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2-10-18_02-17-51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2-10-18_12-05-43_000.jpg</text:p>
          </table:table-cell>
          <table:table-cell table:style-name="ce27" office:value-type="string">
            <text:p>:m RES 1*1 / free# JVEMV6 68#_376:1 / 68. theoretical-physics(tp) / topics=相対論：シュッツ,w=~,s=~,i=~,doc=r-7-B5~1.1:f-1;f-2#L:1-0,other=calc+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RES 1*1 / free# JVEMV6 68#_376:1 / 68. theoretical-physics(tp) / topics=相対論：シュッツ,w=~,s=~,i=~,doc=r-7-B5~1.1:f-1;f-2#L:1-0,other=calc+">
            <text:p>:m RES 1*1 / free# JVEMV6 68#_376:1 / 68. theoretical-physics(tp) / topics=相対論：シュッツ,w=~,s=~,i=~,doc=r-7-B5~1.1:f-1;f-2#L:1-0,other=calc+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2-10-18_07-46-19_000.jpg</text:p>
          </table:table-cell>
          <table:table-cell table:style-name="ce20" office:value-type="string">
            <text:p>:m 記録 / お酒：飲んだ量</text:p>
          </table:table-cell>
          <table:table-cell table:style-name="ce29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記録 / お酒：飲んだ量">
            <text:p>:m 記録 / お酒：飲んだ量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2-10-17_20-51-27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2-10-18_13-24-04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9" office:value-type="string">
            <text:p>2022-10-18_12-26-59_000.jpg</text:p>
          </table:table-cell>
          <table:table-cell table:style-name="ce20" office:value-type="string">
            <text:p>:PHOTO 記録 / subject=扇風機：しまう / content=カバーをかけたところ,for=~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PHOTO 記録 / subject=扇風機：しまう / content=カバーをかけたところ,for=~,other=~">
            <text:p>:PHOTO 記録 / subject=扇風機：しまう / content=カバーをかけたところ,for=~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2-10-18_12-27-11_000.jpg</text:p>
          </table:table-cell>
          <table:table-cell table:style-name="ce27" office:value-type="string">
            <text:p>:PHOTO 記録 / subject=扇風機：しまう / content=カバーをかけたところ,for=~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PHOTO 記録 / subject=扇風機：しまう / content=カバーをかけたところ,for=~,other=~">
            <text:p>:PHOTO 記録 / subject=扇風機：しまう / content=カバーをかけたところ,for=~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8" office:value-type="string">
            <text:p>2022-10-18_15-20-16_000.jpg</text:p>
          </table:table-cell>
          <table:table-cell table:style-name="ce27" office:value-type="string">
            <text:p>:m :篠笛,shinobue #*# / session-memo:session-1 / p.1:genre=melody,musescore=~ \\\ p.2:genre=melody,R=1,musesco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:篠笛,shinobue #*# / session-memo:session-1 / p.1:genre=melody,musescore=~ \\\ p.2:genre=melody,R=1,musescore=~">
            <text:p>:m :篠笛,shinobue #*# / session-memo:session-1 / p.1:genre=melody,musescore=~ \\\ p.2:genre=melody,R=1,musescore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8" office:value-type="string">
            <text:p>2022-10-18_16-36-47_000.jpg</text:p>
          </table:table-cell>
          <table:table-cell table:style-name="ce27" office:value-type="string">
            <text:p>:m RES #*# / free# JVEMV6 83#_6:1 / 83. chemistry / topics=有機化学,w=メトキシメチルカチオン,s=~,i=~,other=~,doc=r-1-1~1.1:f-11#R.~1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RES #*# / free# JVEMV6 83#_6:1 / 83. chemistry / topics=有機化学,w=メトキシメチルカチオン,s=~,i=~,other=~,doc=r-1-1~1.1:f-11#R.~1">
            <text:p>:m RES #*# / free# JVEMV6 83#_6:1 / 83. chemistry / topics=有機化学,w=メトキシメチルカチオン,s=~,i=~,other=~,doc=r-1-1~1.1:f-11#R.~1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0" office:value-type="string">
            <text:p>2022-10-18_18-12-49_000.jpg</text:p>
          </table:table-cell>
          <table:table-cell table:style-name="ce27" office:value-type="string">
            <text:p>:m :guitar #*# / session-memo:session-1 / p.1:genre=melody:arpeggio,tuning=1A-2G-3Ef-4D,for=write-out,musesco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m :guitar #*# / session-memo:session-1 / p.1:genre=melody:arpeggio,tuning=1A-2G-3Ef-4D,for=write-out,musescore=~">
            <text:p>:m :guitar #*# / session-memo:session-1 / p.1:genre=melody:arpeggio,tuning=1A-2G-3Ef-4D,for=write-out,musescore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7" office:value-type="string">
            <text:p>2022-10-18_15-14-49_000.mp4</text:p>
          </table:table-cell>
          <table:table-cell table:style-name="ce27" office:value-type="string">
            <text:p>:VIDEO / @自室 / 記録 / jap.flute / 演奏、play / R=1 / genre=melody:japanese-trad,record,file-piece-id=~,memo=+,session=hour-15,other=~ / follow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VIDEO / @自室 / 記録 / jap.flute / 演奏、play / R=1 / genre=melody:japanese-trad,record,file-piece-id=~,memo=+,session=hour-15,other=~ / follow~">
            <text:p>:VIDEO / @自室 / 記録 / jap.flute / 演奏、play / R=1 / genre=melody:japanese-trad,record,file-piece-id=~,memo=+,session=hour-15,other=~ / follow~</text:p>
          </table:table-cell>
          <table:table-cell table:style-name="ce10" table:formula="of:=RIGHT([.B14];[.K14])" office:value-type="string" office:string-value="mp4">
            <text:p>mp4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9">2022/10/19</text:date>, <text:time>10:11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19T10:11:20.24</dc:date>
    <dc:creator>iwabuchi ken</dc:creator>
    <meta:editing-duration>P49DT21H41M8S</meta:editing-duration>
    <meta:editing-cycles>16272</meta:editing-cycles>
    <meta:document-statistic meta:table-count="2" meta:cell-count="915" meta:object-count="0"/>
    <meta:user-defined meta:name="qrichtext">1</meta:user-defined>
  </office:meta>
</office:document-meta>
</file>